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25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ce8"/>
        <table:table-column table:style-name="co5" table:default-cell-style-name="ce8"/>
        <table:table-column table:style-name="co4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 office:value-type="float" office:value="985" calcext:value-type="float">
            <text:p>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364" calcext:value-type="float">
            <text:p>364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1:21:43.886434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7-25T11:23:50.011229572</dc:date>
    <dc:creator>chris </dc:creator>
    <meta:editing-duration>P1DT4H17M45S</meta:editing-duration>
    <meta:editing-cycles>16</meta:editing-cycles>
    <meta:generator>LibreOffice/6.2.2.2$Linux_X86_64 LibreOffice_project/20$Build-2</meta:generator>
    <meta:document-statistic meta:table-count="1" meta:cell-count="146" meta:object-count="0"/>
  </office:meta>
</office:document-meta>
</file>